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1363b" draw:fill-color="#fcfcfc" draw:textarea-horizontal-align="justify" draw:textarea-vertical-align="middle" draw:auto-grow-height="false" fo:min-height="11.146cm" fo:min-width="3.056cm"/>
    </style:style>
    <style:style style:name="gr2" style:family="graphic" style:parent-style-name="standard">
      <style:graphic-properties svg:stroke-color="#31363b" draw:fill-color="#fcfcfc" draw:textarea-horizontal-align="justify" draw:textarea-vertical-align="middle" draw:auto-grow-height="false" fo:min-height="1.022cm" fo:min-width="3.311cm"/>
    </style:style>
    <style:style style:name="gr3" style:family="graphic" style:parent-style-name="standard">
      <style:graphic-properties svg:stroke-color="#31363b" draw:fill-color="#fcfcfc" draw:textarea-horizontal-align="justify" draw:textarea-vertical-align="middle" draw:auto-grow-height="false" fo:min-height="1.02cm" fo:min-width="3.311cm"/>
    </style:style>
    <style:style style:name="gr4" style:family="graphic" style:parent-style-name="standard">
      <style:graphic-properties svg:stroke-color="#31363b" draw:fill-color="#fcfcfc" draw:textarea-horizontal-align="justify" draw:textarea-vertical-align="middle" draw:auto-grow-height="false" fo:min-height="0.51cm" fo:min-width="1.787cm"/>
    </style:style>
    <style:style style:name="gr5" style:family="graphic" style:parent-style-name="standard">
      <style:graphic-properties svg:stroke-color="#31363b" draw:fill-color="#fcfcfc" draw:textarea-horizontal-align="justify" draw:textarea-vertical-align="middle" draw:auto-grow-height="false" fo:min-height="1.022cm" fo:min-width="1.787cm"/>
    </style:style>
    <style:style style:name="gr6" style:family="graphic" style:parent-style-name="objectwithoutfill">
      <style:graphic-properties svg:stroke-color="#31363b" draw:marker-end="Arrow" draw:marker-end-width="0.3cm" draw:fill="none" draw:fill-color="#fcfcfc" draw:textarea-vertical-align="middle"/>
    </style:style>
    <style:style style:name="gr7" style:family="graphic" style:parent-style-name="standard">
      <style:graphic-properties svg:stroke-color="#31363b" draw:fill-color="#fcfcfc" draw:textarea-vertical-align="middle"/>
    </style:style>
    <style:style style:name="P1" style:family="paragraph">
      <style:paragraph-properties fo:text-align="center"/>
      <style:text-properties fo:font-size="17.8999996185303pt"/>
    </style:style>
    <style:style style:name="P2" style:family="paragraph">
      <loext:graphic-properties draw:fill-color="#fcfcfc"/>
      <style:paragraph-properties fo:text-align="center"/>
      <style:text-properties fo:font-size="17.8999996185303pt"/>
    </style:style>
    <style:style style:name="P3" style:family="paragraph">
      <style:paragraph-properties fo:text-align="center"/>
      <style:text-properties fo:font-size="9.89999961853027pt" style:font-size-asian="10pt" style:font-size-complex="10pt"/>
    </style:style>
    <style:style style:name="P4" style:family="paragraph">
      <loext:graphic-properties draw:fill-color="#fcfcfc"/>
      <style:paragraph-properties fo:text-align="center"/>
      <style:text-properties fo:font-size="9.89999961853027pt" style:font-size-asian="10pt" style:font-size-complex="10pt"/>
    </style:style>
    <style:style style:name="P5" style:family="paragraph">
      <loext:graphic-properties draw:fill="none" draw:fill-color="#fcfcfc"/>
      <style:paragraph-properties fo:text-align="center"/>
    </style:style>
    <style:style style:name="P6" style:family="paragraph">
      <loext:graphic-properties draw:fill-color="#fcfcfc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2pt" fo:font-weight="bold" style:font-size-asian="2pt" style:font-weight-asian="bold" style:font-size-complex="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56cm" svg:height="11.396cm" draw:transform="skewX (0.0109955742875643) rotate (0.010471975511966) translate (9.385cm 1.547cm)">
          <text:p text:style-name="P1">Redi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.811cm" svg:height="1.272cm" svg:x="13.7cm" svg:y="4.048cm">
          <text:p text:style-name="P1">Consumer 1</text:p>
          <text:p text:style-name="P1"><text:span text:style-name="T1">Waspmote 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811cm" svg:height="1.272cm" svg:x="13.7cm" svg:y="5.955cm">
          <text:p text:style-name="P1">Consumer 2</text:p>
          <text:p text:style-name="P1"><text:span text:style-name="T1">Adeunis GPS 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811cm" svg:height="1.272cm" svg:x="13.7cm" svg:y="7.861cm">
          <text:p text:style-name="P1">Consumer 3</text:p>
          <text:p text:style-name="P1"><text:span text:style-name="T1">X Device 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811cm" svg:height="1.272cm" svg:x="13.7cm" svg:y="9.89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3.811cm" svg:height="1.27cm" svg:x="3.541cm" svg:y="3.418cm">
          <text:p text:style-name="P1">Network 1</text:p>
          <text:p text:style-name="P1"><text:span text:style-name="T1">TheThingsNetwork.or</text:span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3.811cm" svg:height="1.27cm" svg:x="3.54cm" svg:y="5.323cm">
          <text:p text:style-name="P1">Network 2</text:p>
          <text:p text:style-name="P1"><text:span text:style-name="T1">lora.dolt.ch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3.811cm" svg:height="1.27cm" svg:x="3.54cm" svg:y="7.227cm">
          <text:p text:style-name="P1">Network 3</text:p>
          <text:p text:style-name="P1"><text:span text:style-name="T1">Swissco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3.811cm" svg:height="1.272cm" svg:x="3.54cm" svg:y="9.256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7cm" svg:height="0.76cm" svg:x="10.017cm" svg:y="4.053cm">
          <text:p text:style-name="P3"><text:span text:style-name="T1">FIFO</text:span></text:p>
          <text:p text:style-name="P3"><text:span text:style-name="T1">Queu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2.287cm" svg:height="1.272cm" svg:x="10.017cm" svg:y="4.048cm">
          <text:p text:style-name="P3"><text:span text:style-name="T2">Queue</text:span></text:p>
          <text:p text:style-name="P3"><text:span text:style-name="T3"/></text:p>
          <text:p text:style-name="P3"><text:span text:style-name="T1">lora:rx: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2.287cm" svg:height="1.272cm" svg:x="10.017cm" svg:y="5.958cm">
          <text:p text:style-name="P3"><text:span text:style-name="T2">Queue</text:span></text:p>
          <text:p text:style-name="P3"><text:span text:style-name="T3"/></text:p>
          <text:p text:style-name="P3"><text:span text:style-name="T1">lora:rx: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2.287cm" svg:height="1.272cm" svg:x="10.017cm" svg:y="7.858cm">
          <text:p text:style-name="P3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2.287cm" svg:height="1.272cm" svg:x="10.017cm" svg:y="9.894cm">
          <text:p text:style-name="P3"><text:span text:style-name="T2">Queue</text:span></text:p>
          <text:p text:style-name="P3"><text:span text:style-name="T3"/></text:p>
          <text:p text:style-name="P3"><text:span text:style-name="T1">lora:rx:223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2.304cm" svg:y1="6.594cm" svg:x2="13.7cm" svg:y2="6.591cm" draw:start-shape="id1" draw:start-glue-point="1" draw:end-shape="id2" svg:d="M12304 6594h697v-3h699" svg:viewBox="0 0 1397 4">
          <text:p/>
        </draw:connector>
        <draw:connector draw:style-name="gr6" draw:text-style-name="P5" draw:layer="layout" draw:type="line" svg:x1="12.304cm" svg:y1="8.494cm" svg:x2="13.7cm" svg:y2="8.497cm" draw:start-shape="id3" draw:start-glue-point="1" draw:end-shape="id4" svg:d="M12304 8494l1396 3" svg:viewBox="0 0 1397 4">
          <text:p/>
        </draw:connector>
        <draw:connector draw:style-name="gr6" draw:text-style-name="P5" draw:layer="layout" draw:type="line" svg:x1="12.304cm" svg:y1="10.53cm" svg:x2="13.7cm" svg:y2="10.53cm" draw:start-shape="id5" draw:start-glue-point="1" draw:end-shape="id6" draw:end-glue-point="3" svg:d="M12304 10530h1396" svg:viewBox="0 0 1397 1">
          <text:p/>
        </draw:connector>
        <draw:connector draw:style-name="gr6" draw:text-style-name="P5" draw:layer="layout" draw:type="line" svg:x1="12.304cm" svg:y1="4.684cm" svg:x2="13.7cm" svg:y2="4.684cm" draw:start-shape="id7" draw:start-glue-point="1" draw:end-shape="id8" draw:end-glue-point="3" svg:d="M12304 4684h1396" svg:viewBox="0 0 1397 1">
          <text:p/>
        </draw:connector>
        <draw:connector draw:style-name="gr6" draw:text-style-name="P5" draw:layer="layout" draw:line-skew="-0.699cm" svg:x1="7.352cm" svg:y1="4.053cm" svg:x2="10.017cm" svg:y2="4.684cm" draw:start-shape="id9" draw:start-glue-point="1" draw:end-shape="id7" draw:end-glue-point="3" svg:d="M7352 4053h633v631h2032" svg:viewBox="0 0 2666 632">
          <text:p/>
        </draw:connector>
        <draw:connector draw:style-name="gr7" draw:text-style-name="P6" draw:layer="layout" draw:line-skew="-0.699cm" svg:x1="7.351cm" svg:y1="5.958cm" svg:x2="10.017cm" svg:y2="4.684cm" draw:start-shape="id10" draw:start-glue-point="1" draw:end-shape="id7" draw:end-glue-point="3" svg:d="M7351 5958h633v-1274h2033" svg:viewBox="0 0 2667 1275">
          <text:p/>
        </draw:connector>
        <draw:connector draw:style-name="gr7" draw:text-style-name="P6" draw:layer="layout" draw:line-skew="-0.699cm" svg:x1="7.351cm" svg:y1="7.862cm" svg:x2="10.017cm" svg:y2="4.684cm" draw:start-shape="id11" draw:start-glue-point="1" draw:end-shape="id7" svg:d="M7351 7862h633v-3178h2033" svg:viewBox="0 0 2667 3179">
          <text:p/>
        </draw:connector>
        <draw:connector draw:style-name="gr7" draw:text-style-name="P6" draw:layer="layout" draw:line-skew="-0.699cm" svg:x1="7.351cm" svg:y1="9.892cm" svg:x2="10.017cm" svg:y2="4.684cm" draw:start-shape="id12" draw:start-glue-point="1" draw:end-shape="id7" svg:d="M7351 9892h633v-5208h2033" svg:viewBox="0 0 2667 5209">
          <text:p/>
        </draw:connector>
        <draw:line draw:style-name="gr6" draw:text-style-name="P5" draw:layer="layout" svg:x1="7.987cm" svg:y1="6.593cm" svg:x2="10.019cm" svg:y2="6.593cm">
          <text:p/>
        </draw:line>
        <draw:line draw:style-name="gr6" draw:text-style-name="P5" draw:layer="layout" svg:x1="7.987cm" svg:y1="8.497cm" svg:x2="10.019cm" svg:y2="8.497cm">
          <text:p/>
        </draw:line>
        <draw:connector draw:style-name="gr6" draw:text-style-name="P5" draw:layer="layout" draw:line-skew="-0.699cm" svg:x1="7.351cm" svg:y1="9.892cm" svg:x2="10.017cm" svg:y2="10.53cm" draw:start-shape="id12" draw:start-glue-point="1" draw:end-shape="id5" svg:d="M7351 9892h633v638h2033" svg:viewBox="0 0 2667 6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2T14:49:45.077670067</meta:creation-date>
    <dc:date>2017-05-22T16:23:13.897726460</dc:date>
    <meta:editing-duration>PT2M42S</meta:editing-duration>
    <meta:editing-cycles>2</meta:editing-cycles>
    <meta:generator>LibreOffice/5.3.2.1$Linux_X86_64 LibreOffice_project/30$Build-1</meta:generator>
    <meta:document-statistic meta:object-count="25"/>
  </office:meta>
</office:document-meta>
</file>